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Standard">
      <style:text-properties officeooo:rsid="00724116" officeooo:paragraph-rsid="00724116"/>
    </style:style>
    <style:style style:name="P7" style:family="paragraph" style:parent-style-name="Standard">
      <style:text-properties officeooo:rsid="00737272" officeooo:paragraph-rsid="00737272"/>
    </style:style>
    <style:style style:name="P8" style:family="paragraph" style:parent-style-name="Standard">
      <style:text-properties officeooo:rsid="00740194" officeooo:paragraph-rsid="00740194"/>
    </style:style>
    <style:style style:name="P9" style:family="paragraph" style:parent-style-name="Standard">
      <style:text-properties officeooo:paragraph-rsid="0074c3cb"/>
    </style:style>
    <style:style style:name="P10"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12" style:family="paragraph" style:parent-style-name="Heading_20_2">
      <style:paragraph-properties fo:break-before="page"/>
    </style:style>
    <style:style style:name="P13" style:family="paragraph" style:parent-style-name="Heading_20_3">
      <style:text-properties officeooo:rsid="00724116" officeooo:paragraph-rsid="00724116"/>
    </style:style>
    <style:style style:name="P14" style:family="paragraph" style:parent-style-name="Heading_20_3">
      <style:text-properties officeooo:rsid="00737272" officeooo:paragraph-rsid="00737272"/>
    </style:style>
    <style:style style:name="P15" style:family="paragraph" style:parent-style-name="Heading_20_3">
      <style:text-properties officeooo:rsid="00740194" officeooo:paragraph-rsid="00740194"/>
    </style:style>
    <style:style style:name="P16" style:family="paragraph" style:parent-style-name="Heading_20_3">
      <style:text-properties officeooo:rsid="0074c3cb" officeooo:paragraph-rsid="0074c3c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4c3c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f1d80461-7fff-0e2c-1225-120d87ee7775"/>MopedRebel</text:p>
      <text:p text:style-name="P1">Game Design Document</text:p>
      <text:p text:style-name="P3"/>
      <text:p text:style-name="P11">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12">Gameplay</text:p>
      <text:p text:style-name="P13">Delievery (Stage)</text:p>
      <text:p text:style-name="P6">Every delivery is a fixed number of fixed length tracks running in parallel (like audiosurf but scrolling sideways, not forward)</text:p>
      <text:p text:style-name="P6">Some of these tracks are non-regulation for <text:span text:style-name="T6">fast </text:span>moped<text:span text:style-name="T5">s</text:span> (marked green?) while others are free for any to use</text:p>
      <text:p text:style-name="P7">Moped rebel is always moving. If he moves too fast through non-regulation road, he gets street cred (SC)</text:p>
      <text:p text:style-name="P7">Moving along regular roads gets you nothing</text:p>
      <text:p text:style-name="P14">Obstacles</text:p>
      <text:p text:style-name="P7">Along the road there will be road sign obstacles and pedestrians. Crashing into pedestrians or road signs will reduce moped rebel delivery size, getting less money at end of delivery. If all deliveries fall off its game over.</text:p>
      <text:p text:style-name="P7">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14">Dissing citizens</text:p>
      <text:p text:style-name="P7">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15">Losing</text:p>
      <text:p text:style-name="P8">MR will lose if he doesnt aquire enough SC to keep going after some time of doing deliveries, getting depressed about a life of delivery boy servitude</text:p>
      <text:p text:style-name="P16">Winning</text:p>
      <text:p text:style-name="P9"><text:span text:style-name="T7">Finishing a few shifts of deliveries with enough SC to help crippling self-deprecation, MR can quit moped delviery and move on with life</text:span></text:p>
      <text:p text:style-name="Heading_20_3">Street Cred Porgression</text:p>
      <text:p text:style-name="P6">Street cred progression unlocks ability to use specific stickers on the moped during delivery runs. </text:p>
      <text:p text:style-name="P6"/>
      <text:list xml:id="list1102569237" text:style-name="L5">
        <text:list-item>
          <text:p text:style-name="P5"><text:soft-page-break/>Moped Nobody</text:p>
        </text:list-item>
        <text:list-item>
          <text:p text:style-name="P5">Moped Kid</text:p>
        </text:list-item>
        <text:list-item>
          <text:p text:style-name="P5">Moped Punk</text:p>
        </text:list-item>
        <text:list-item>
          <text:p text:style-name="P5">Moped Bro</text:p>
        </text:list-item>
        <text:list-item>
          <text:p text:style-name="P5">Moped Dude</text:p>
        </text:list-item>
        <text:list-item>
          <text:p text:style-name="P5">Moped Reb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16T09:56:59.394574877</dc:date>
    <meta:editing-duration>P31DT6H2M15S</meta:editing-duration>
    <meta:editing-cycles>95</meta:editing-cycles>
    <meta:document-statistic meta:table-count="0" meta:image-count="0" meta:object-count="0" meta:page-count="4" meta:paragraph-count="28" meta:word-count="452" meta:character-count="2603" meta:non-whitespace-character-count="2183"/>
  </office:meta>
</office:document-meta>
</file>